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paragraph-rsid="00870e63"/>
    </style:style>
    <style:style style:name="P47" style:family="paragraph" style:parent-style-name="Standard">
      <style:text-properties officeooo:rsid="008ef26c" officeooo:paragraph-rsid="008ef26c"/>
    </style:style>
    <style:style style:name="P48" style:family="paragraph" style:parent-style-name="Standard">
      <style:text-properties officeooo:rsid="0096726e" officeooo:paragraph-rsid="0096726e"/>
    </style:style>
    <style:style style:name="P49" style:family="paragraph" style:parent-style-name="Standard">
      <style:text-properties officeooo:rsid="0096726e" officeooo:paragraph-rsid="0155284d"/>
    </style:style>
    <style:style style:name="P50" style:family="paragraph" style:parent-style-name="Standard">
      <style:text-properties officeooo:rsid="00a15163" officeooo:paragraph-rsid="00a15163"/>
    </style:style>
    <style:style style:name="P51" style:family="paragraph" style:parent-style-name="Standard">
      <style:text-properties officeooo:rsid="00a15163" officeooo:paragraph-rsid="00a28dbb"/>
    </style:style>
    <style:style style:name="P52" style:family="paragraph" style:parent-style-name="Standard">
      <style:text-properties officeooo:rsid="00aa8418" officeooo:paragraph-rsid="00aa8418"/>
    </style:style>
    <style:style style:name="P53" style:family="paragraph" style:parent-style-name="Standard">
      <style:text-properties officeooo:rsid="00aa8418" officeooo:paragraph-rsid="0108eeb6"/>
    </style:style>
    <style:style style:name="P54" style:family="paragraph" style:parent-style-name="Standard">
      <style:text-properties officeooo:rsid="008f76dc" officeooo:paragraph-rsid="0139916b"/>
    </style:style>
    <style:style style:name="P55" style:family="paragraph" style:parent-style-name="Standard">
      <style:text-properties officeooo:rsid="006ebcf5" officeooo:paragraph-rsid="00d34e6f"/>
    </style:style>
    <style:style style:name="P56" style:family="paragraph" style:parent-style-name="Standard">
      <style:text-properties officeooo:rsid="00269d8b"/>
    </style:style>
    <style:style style:name="P57" style:family="paragraph" style:parent-style-name="Standard">
      <style:text-properties officeooo:rsid="00d05ce9" officeooo:paragraph-rsid="00d05ce9"/>
    </style:style>
    <style:style style:name="P58" style:family="paragraph" style:parent-style-name="Standard">
      <style:text-properties officeooo:rsid="00d34e6f" officeooo:paragraph-rsid="00d34e6f"/>
    </style:style>
    <style:style style:name="P59" style:family="paragraph" style:parent-style-name="Standard">
      <style:text-properties officeooo:rsid="00d41afa" officeooo:paragraph-rsid="00d41afa"/>
    </style:style>
    <style:style style:name="P60" style:family="paragraph" style:parent-style-name="Standard">
      <style:text-properties officeooo:rsid="00d9ca84" officeooo:paragraph-rsid="00d9ca84"/>
    </style:style>
    <style:style style:name="P61" style:family="paragraph" style:parent-style-name="Standard">
      <style:text-properties officeooo:rsid="00dac09e" officeooo:paragraph-rsid="00dac09e"/>
    </style:style>
    <style:style style:name="P62" style:family="paragraph" style:parent-style-name="Standard">
      <style:text-properties officeooo:rsid="00e13203" officeooo:paragraph-rsid="00e13203"/>
    </style:style>
    <style:style style:name="P63" style:family="paragraph" style:parent-style-name="Standard">
      <style:text-properties officeooo:rsid="00e19c72" officeooo:paragraph-rsid="00e19c72"/>
    </style:style>
    <style:style style:name="P64" style:family="paragraph" style:parent-style-name="Standard">
      <style:text-properties officeooo:rsid="00e252fc" officeooo:paragraph-rsid="00e252fc"/>
    </style:style>
    <style:style style:name="P65" style:family="paragraph" style:parent-style-name="Standard">
      <style:text-properties officeooo:rsid="00e443af" officeooo:paragraph-rsid="00e443af"/>
    </style:style>
    <style:style style:name="P66" style:family="paragraph" style:parent-style-name="Standard">
      <style:text-properties officeooo:rsid="00e5e088" officeooo:paragraph-rsid="00e5e088"/>
    </style:style>
    <style:style style:name="P67" style:family="paragraph" style:parent-style-name="Standard">
      <style:text-properties officeooo:rsid="00a4d400" officeooo:paragraph-rsid="00e5e088"/>
    </style:style>
    <style:style style:name="P68" style:family="paragraph" style:parent-style-name="Standard">
      <style:text-properties officeooo:paragraph-rsid="00a67f32"/>
    </style:style>
    <style:style style:name="P69" style:family="paragraph" style:parent-style-name="Standard">
      <style:text-properties officeooo:paragraph-rsid="00e9a48f"/>
    </style:style>
    <style:style style:name="P70" style:family="paragraph" style:parent-style-name="Standard">
      <style:text-properties officeooo:paragraph-rsid="00b3e816"/>
    </style:style>
    <style:style style:name="P71" style:family="paragraph" style:parent-style-name="Standard">
      <style:text-properties officeooo:rsid="00ec6ff8" officeooo:paragraph-rsid="00ef59f7"/>
    </style:style>
    <style:style style:name="P72" style:family="paragraph" style:parent-style-name="Standard">
      <style:text-properties officeooo:rsid="00f2887b" officeooo:paragraph-rsid="00f2887b"/>
    </style:style>
    <style:style style:name="P73" style:family="paragraph" style:parent-style-name="Standard">
      <style:text-properties officeooo:rsid="00f42413" officeooo:paragraph-rsid="00f42413"/>
    </style:style>
    <style:style style:name="P74" style:family="paragraph" style:parent-style-name="Standard">
      <style:text-properties officeooo:rsid="00f5edbc" officeooo:paragraph-rsid="00f5edbc"/>
    </style:style>
    <style:style style:name="P75" style:family="paragraph" style:parent-style-name="Standard">
      <style:text-properties officeooo:paragraph-rsid="00ef59f7"/>
    </style:style>
    <style:style style:name="P76" style:family="paragraph" style:parent-style-name="Standard">
      <style:text-properties officeooo:paragraph-rsid="00f713e7"/>
    </style:style>
    <style:style style:name="P77" style:family="paragraph" style:parent-style-name="Standard">
      <style:text-properties officeooo:rsid="00feea80" officeooo:paragraph-rsid="00feea80"/>
    </style:style>
    <style:style style:name="P78" style:family="paragraph" style:parent-style-name="Standard">
      <style:text-properties officeooo:rsid="010245f4" officeooo:paragraph-rsid="010245f4"/>
    </style:style>
    <style:style style:name="P79" style:family="paragraph" style:parent-style-name="Standard">
      <style:text-properties officeooo:rsid="01089d6f" officeooo:paragraph-rsid="01089d6f"/>
    </style:style>
    <style:style style:name="P80" style:family="paragraph" style:parent-style-name="Standard">
      <style:text-properties officeooo:rsid="0108eeb6" officeooo:paragraph-rsid="0108eeb6"/>
    </style:style>
    <style:style style:name="P81" style:family="paragraph" style:parent-style-name="Standard">
      <style:text-properties officeooo:rsid="0122ada6" officeooo:paragraph-rsid="0122ada6"/>
    </style:style>
    <style:style style:name="P82" style:family="paragraph" style:parent-style-name="Standard">
      <style:text-properties officeooo:rsid="01248acf" officeooo:paragraph-rsid="01248acf"/>
    </style:style>
    <style:style style:name="P83" style:family="paragraph" style:parent-style-name="Standard">
      <style:text-properties officeooo:rsid="00bec0df" officeooo:paragraph-rsid="01248acf"/>
    </style:style>
    <style:style style:name="P84" style:family="paragraph" style:parent-style-name="Standard">
      <style:text-properties officeooo:rsid="012495b7" officeooo:paragraph-rsid="012495b7"/>
    </style:style>
    <style:style style:name="P85" style:family="paragraph" style:parent-style-name="Standard">
      <style:text-properties officeooo:rsid="012495b7" officeooo:paragraph-rsid="00ef59f7"/>
    </style:style>
    <style:style style:name="P86" style:family="paragraph" style:parent-style-name="Standard">
      <style:text-properties officeooo:rsid="00f713e7" officeooo:paragraph-rsid="00f713e7"/>
    </style:style>
    <style:style style:name="P87" style:family="paragraph" style:parent-style-name="Standard">
      <style:text-properties officeooo:rsid="00ab39e6" officeooo:paragraph-rsid="01240887"/>
    </style:style>
    <style:style style:name="P88" style:family="paragraph" style:parent-style-name="Standard">
      <style:text-properties officeooo:rsid="00c55d04" officeooo:paragraph-rsid="01346363"/>
    </style:style>
    <style:style style:name="P89" style:family="paragraph" style:parent-style-name="Standard">
      <style:text-properties officeooo:rsid="00c55d04" officeooo:paragraph-rsid="00c55d04"/>
    </style:style>
    <style:style style:name="P90" style:family="paragraph" style:parent-style-name="Standard">
      <style:text-properties officeooo:rsid="00c55d04" officeooo:paragraph-rsid="0158f529"/>
    </style:style>
    <style:style style:name="P91" style:family="paragraph" style:parent-style-name="Standard">
      <style:text-properties officeooo:rsid="012d2c16" officeooo:paragraph-rsid="012d2c16"/>
    </style:style>
    <style:style style:name="P92" style:family="paragraph" style:parent-style-name="Standard">
      <style:text-properties officeooo:rsid="01304c2f" officeooo:paragraph-rsid="01304c2f"/>
    </style:style>
    <style:style style:name="P93" style:family="paragraph" style:parent-style-name="Standard">
      <style:text-properties officeooo:rsid="01304c2f" officeooo:paragraph-rsid="012d2c16"/>
    </style:style>
    <style:style style:name="P94" style:family="paragraph" style:parent-style-name="Standard">
      <style:text-properties officeooo:rsid="01304c2f" officeooo:paragraph-rsid="01332d11"/>
    </style:style>
    <style:style style:name="P95" style:family="paragraph" style:parent-style-name="Standard">
      <style:text-properties officeooo:rsid="01346363" officeooo:paragraph-rsid="01346363"/>
    </style:style>
    <style:style style:name="P96" style:family="paragraph" style:parent-style-name="Standard">
      <style:text-properties officeooo:rsid="01358aa6" officeooo:paragraph-rsid="01358aa6"/>
    </style:style>
    <style:style style:name="P97" style:family="paragraph" style:parent-style-name="Standard">
      <style:text-properties officeooo:rsid="0136fa0c" officeooo:paragraph-rsid="0136fa0c"/>
    </style:style>
    <style:style style:name="P98" style:family="paragraph" style:parent-style-name="Standard">
      <style:text-properties officeooo:rsid="0139785b" officeooo:paragraph-rsid="0139785b"/>
    </style:style>
    <style:style style:name="P99" style:family="paragraph" style:parent-style-name="Standard">
      <style:text-properties officeooo:rsid="0090e3ab" officeooo:paragraph-rsid="0139916b"/>
    </style:style>
    <style:style style:name="P100" style:family="paragraph" style:parent-style-name="Standard">
      <style:text-properties officeooo:paragraph-rsid="0148efa6"/>
    </style:style>
    <style:style style:name="P101" style:family="paragraph" style:parent-style-name="Standard">
      <style:text-properties officeooo:rsid="0151fbec" officeooo:paragraph-rsid="0151fbec"/>
    </style:style>
    <style:style style:name="P102" style:family="paragraph" style:parent-style-name="Standard">
      <style:text-properties officeooo:rsid="0153a805" officeooo:paragraph-rsid="0153a805"/>
    </style:style>
    <style:style style:name="P103" style:family="paragraph" style:parent-style-name="Standard">
      <style:text-properties officeooo:paragraph-rsid="00c55d04"/>
    </style:style>
    <style:style style:name="P104" style:family="paragraph" style:parent-style-name="Standard">
      <style:text-properties officeooo:rsid="0155284d" officeooo:paragraph-rsid="01554dfd"/>
    </style:style>
    <style:style style:name="P105" style:family="paragraph" style:parent-style-name="Standard">
      <style:text-properties officeooo:rsid="01554dfd" officeooo:paragraph-rsid="01554dfd"/>
    </style:style>
    <style:style style:name="P106" style:family="paragraph" style:parent-style-name="Standard">
      <style:text-properties officeooo:paragraph-rsid="0076e45a"/>
    </style:style>
    <style:style style:name="P107" style:family="paragraph" style:parent-style-name="Standard">
      <style:text-properties officeooo:paragraph-rsid="00b944c1"/>
    </style:style>
    <style:style style:name="P108" style:family="paragraph" style:parent-style-name="Standard">
      <style:text-properties officeooo:rsid="015ba686" officeooo:paragraph-rsid="015bfff7"/>
    </style:style>
    <style:style style:name="P109" style:family="paragraph" style:parent-style-name="Standard">
      <style:text-properties officeooo:rsid="015c56df" officeooo:paragraph-rsid="015c56df"/>
    </style:style>
    <style:style style:name="P110" style:family="paragraph" style:parent-style-name="Standard">
      <style:text-properties officeooo:rsid="015c56df" officeooo:paragraph-rsid="015d9041"/>
    </style:style>
    <style:style style:name="P111" style:family="paragraph" style:parent-style-name="Standard">
      <style:text-properties officeooo:rsid="016ebde5" officeooo:paragraph-rsid="016ef196"/>
    </style:style>
    <style:style style:name="P112" style:family="paragraph" style:parent-style-name="Standard">
      <style:text-properties officeooo:rsid="016ef196" officeooo:paragraph-rsid="016ef196"/>
    </style:style>
    <style:style style:name="P113" style:family="paragraph" style:parent-style-name="Standard">
      <style:text-properties officeooo:rsid="0170e4a2" officeooo:paragraph-rsid="0170e4a2"/>
    </style:style>
    <style:style style:name="P114" style:family="paragraph" style:parent-style-name="Standard">
      <style:text-properties officeooo:rsid="01726f2c" officeooo:paragraph-rsid="01726f2c"/>
    </style:style>
    <style:style style:name="P115" style:family="paragraph" style:parent-style-name="Standard">
      <style:text-properties officeooo:rsid="01728fe6" officeooo:paragraph-rsid="01728fe6"/>
    </style:style>
    <style:style style:name="P116" style:family="paragraph" style:parent-style-name="Standard">
      <style:text-properties officeooo:rsid="01636b6e" officeooo:paragraph-rsid="0163d71f"/>
    </style:style>
    <style:style style:name="P117" style:family="paragraph" style:parent-style-name="Standard">
      <style:text-properties officeooo:rsid="01774e84" officeooo:paragraph-rsid="01774e84"/>
    </style:style>
    <style:style style:name="P118" style:family="paragraph" style:parent-style-name="Standard">
      <style:text-properties officeooo:rsid="017fb64b" officeooo:paragraph-rsid="017fb64b"/>
    </style:style>
    <style:style style:name="P119" style:family="paragraph" style:parent-style-name="Standard">
      <style:text-properties officeooo:rsid="018128ad" officeooo:paragraph-rsid="018128ad"/>
    </style:style>
    <style:style style:name="P120" style:family="paragraph" style:parent-style-name="Standard">
      <style:text-properties officeooo:rsid="0181982f" officeooo:paragraph-rsid="0181982f"/>
    </style:style>
    <style:style style:name="P121" style:family="paragraph" style:parent-style-name="Standard">
      <style:text-properties officeooo:rsid="0188eb28" officeooo:paragraph-rsid="0188eb28"/>
    </style:style>
    <style:style style:name="P122" style:family="paragraph" style:parent-style-name="Standard">
      <style:text-properties officeooo:rsid="018aec6f" officeooo:paragraph-rsid="018aec6f"/>
    </style:style>
    <style:style style:name="P123" style:family="paragraph" style:parent-style-name="Standard">
      <style:text-properties officeooo:rsid="018b0f0f" officeooo:paragraph-rsid="018b0f0f"/>
    </style:style>
    <style:style style:name="P124" style:family="paragraph" style:parent-style-name="Standard">
      <style:text-properties officeooo:rsid="018eaaa4" officeooo:paragraph-rsid="018eaaa4"/>
    </style:style>
    <style:style style:name="P125" style:family="paragraph" style:parent-style-name="Standard">
      <style:text-properties officeooo:rsid="01999988" officeooo:paragraph-rsid="01999988"/>
    </style:style>
    <style:style style:name="P126" style:family="paragraph" style:parent-style-name="Standard">
      <style:text-properties officeooo:rsid="019b353e" officeooo:paragraph-rsid="019b353e"/>
    </style:style>
    <style:style style:name="P127" style:family="paragraph" style:parent-style-name="Standard">
      <style:text-properties officeooo:rsid="019ceeb6" officeooo:paragraph-rsid="019ceeb6"/>
    </style:style>
    <style:style style:name="P128" style:family="paragraph" style:parent-style-name="Text_20_body">
      <style:paragraph-properties fo:margin-top="0in" fo:margin-bottom="0.139in" loext:contextual-spacing="false" fo:line-height="115%"/>
    </style:style>
    <style:style style:name="P129"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30" style:family="paragraph" style:parent-style-name="Standard">
      <style:paragraph-properties fo:margin-top="0.0417in" fo:margin-bottom="0in" loext:contextual-spacing="false"/>
      <style:text-properties fo:font-size="10pt" style:font-size-asian="10pt" style:font-size-complex="10pt"/>
    </style:style>
    <style:style style:name="P131" style:family="paragraph" style:parent-style-name="Literatur">
      <style:paragraph-properties fo:break-before="page"/>
    </style:style>
    <style:style style:name="P132" style:family="paragraph" style:parent-style-name="Startüberschrift">
      <style:paragraph-properties fo:break-before="page"/>
    </style:style>
    <style:style style:name="P133"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4" style:family="paragraph" style:parent-style-name="Standard">
      <style:paragraph-properties fo:margin-top="0in" fo:margin-bottom="0.0693in" loext:contextual-spacing="false"/>
      <style:text-properties fo:text-transform="uppercase" style:font-name-complex="Arial2" style:font-size-complex="11pt"/>
    </style:style>
    <style:style style:name="P135" style:family="paragraph" style:parent-style-name="Standard">
      <style:paragraph-properties fo:margin-top="0in" fo:margin-bottom="0.0693in" loext:contextual-spacing="false"/>
      <style:text-properties style:font-size-complex="11pt"/>
    </style:style>
    <style:style style:name="P136" style:family="paragraph" style:parent-style-name="Standard">
      <style:paragraph-properties fo:margin-top="0.0555in" fo:margin-bottom="0.0555in" loext:contextual-spacing="false"/>
      <style:text-properties style:font-size-complex="11pt"/>
    </style:style>
    <style:style style:name="P137" style:family="paragraph" style:parent-style-name="Deckblatt_20_Autor">
      <style:text-properties fo:color="#00000a"/>
    </style:style>
    <style:style style:name="P138" style:family="paragraph" style:parent-style-name="Deckblatt_20_Autor">
      <style:text-properties fo:color="#00000a" fo:font-size="12pt" style:font-size-asian="12pt" style:font-size-complex="12pt"/>
    </style:style>
    <style:style style:name="P139"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40" style:family="paragraph" style:parent-style-name="table_20_of_20_figures">
      <style:paragraph-properties>
        <style:tab-stops>
          <style:tab-stop style:position="6.2925in" style:type="right" style:leader-style="dotted" style:leader-text="."/>
        </style:tab-stops>
      </style:paragraph-properties>
    </style:style>
    <style:style style:name="P141" style:family="paragraph" style:parent-style-name="Startüberschrift">
      <style:text-properties fo:language="en" fo:country="GB"/>
    </style:style>
    <style:style style:name="P142" style:family="paragraph" style:parent-style-name="Deckblatt_20_Bachelorarbeit">
      <style:text-properties fo:color="#00000a"/>
    </style:style>
    <style:style style:name="P143" style:family="paragraph" style:parent-style-name="Deckblatt_20_Studiengang">
      <style:text-properties fo:color="#00000a"/>
    </style:style>
    <style:style style:name="P144" style:family="paragraph" style:parent-style-name="Deckblatt_20_Studiengang">
      <style:text-properties fo:color="#00000a" fo:language="en" fo:country="GB"/>
    </style:style>
    <style:style style:name="P145" style:family="paragraph" style:parent-style-name="Addressee">
      <style:text-properties officeooo:rsid="019ef229" officeooo:paragraph-rsid="019ef229"/>
    </style:style>
    <style:style style:name="P146" style:family="paragraph" style:parent-style-name="Table_20_Contents">
      <style:text-properties officeooo:rsid="00e00bf9" officeooo:paragraph-rsid="00e00bf9"/>
    </style:style>
    <style:style style:name="P147" style:family="paragraph" style:parent-style-name="Table_20_Heading">
      <style:text-properties officeooo:rsid="00e00bf9" officeooo:paragraph-rsid="00e00bf9"/>
    </style:style>
    <style:style style:name="P148"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49" style:family="paragraph" style:parent-style-name="Heading_20_1">
      <style:paragraph-properties fo:break-before="page"/>
      <style:text-properties officeooo:rsid="00269d8b" officeooo:paragraph-rsid="00269d8b"/>
    </style:style>
    <style:style style:name="P150" style:family="paragraph" style:parent-style-name="Standard">
      <style:text-properties officeooo:rsid="01999988" officeooo:paragraph-rsid="01999988"/>
    </style:style>
    <style:style style:name="P151" style:family="paragraph" style:parent-style-name="Standard">
      <style:text-properties officeooo:rsid="019ceeb6" officeooo:paragraph-rsid="01999988"/>
    </style:style>
    <style:style style:name="P152" style:family="paragraph" style:parent-style-name="Standard">
      <style:text-properties officeooo:rsid="0182dc6f" officeooo:paragraph-rsid="01a45be5"/>
    </style:style>
    <style:style style:name="P153" style:family="paragraph" style:parent-style-name="Standard">
      <style:text-properties officeooo:rsid="019b353e" officeooo:paragraph-rsid="019b353e"/>
    </style:style>
    <style:style style:name="P154" style:family="paragraph" style:parent-style-name="Standard">
      <style:text-properties officeooo:rsid="016cc078" officeooo:paragraph-rsid="0170e4a2"/>
    </style:style>
    <style:style style:name="P155" style:family="paragraph" style:parent-style-name="Standard">
      <style:text-properties officeooo:rsid="016cc078" officeooo:paragraph-rsid="016cc078"/>
    </style:style>
    <style:style style:name="P156" style:family="paragraph" style:parent-style-name="Standard">
      <style:text-properties officeooo:rsid="01240887" officeooo:paragraph-rsid="0122ada6"/>
    </style:style>
    <style:style style:name="P157" style:family="paragraph" style:parent-style-name="Standard">
      <style:text-properties officeooo:rsid="01248acf" officeooo:paragraph-rsid="01248acf"/>
    </style:style>
    <style:style style:name="P158" style:family="paragraph" style:parent-style-name="Standard">
      <style:text-properties officeooo:rsid="01b3ff31" officeooo:paragraph-rsid="01b3ff31"/>
    </style:style>
    <style:style style:name="P159" style:family="paragraph" style:parent-style-name="Heading_20_2">
      <style:text-properties officeooo:rsid="00e7c1aa" officeooo:paragraph-rsid="00e7c1aa"/>
    </style:style>
    <style:style style:name="P160" style:family="paragraph" style:parent-style-name="Heading_20_2">
      <style:text-properties officeooo:rsid="00e9a48f" officeooo:paragraph-rsid="00e9a48f"/>
    </style:style>
    <style:style style:name="P161" style:family="paragraph" style:parent-style-name="Heading_20_2">
      <style:text-properties officeooo:rsid="00e19c72" officeooo:paragraph-rsid="00e19c72"/>
    </style:style>
    <style:style style:name="P162" style:family="paragraph" style:parent-style-name="Heading_20_2">
      <style:text-properties officeooo:rsid="015a7452" officeooo:paragraph-rsid="015a7452"/>
    </style:style>
    <style:style style:name="P163" style:family="paragraph" style:parent-style-name="Heading_20_2">
      <style:text-properties officeooo:rsid="017766ba" officeooo:paragraph-rsid="017766ba"/>
    </style:style>
    <style:style style:name="P164" style:family="paragraph" style:parent-style-name="Heading_20_2">
      <style:text-properties officeooo:rsid="01ace60e" officeooo:paragraph-rsid="01ace60e"/>
    </style:style>
    <style:style style:name="P165" style:family="paragraph" style:parent-style-name="Heading_20_2">
      <style:text-properties officeooo:rsid="01b3c857" officeooo:paragraph-rsid="01b3c857"/>
    </style:style>
    <style:style style:name="P166" style:family="paragraph" style:parent-style-name="Heading_20_3">
      <style:text-properties officeooo:rsid="00ea74ee" officeooo:paragraph-rsid="00ea74ee"/>
    </style:style>
    <style:style style:name="P167" style:family="paragraph" style:parent-style-name="Heading_20_3">
      <style:text-properties officeooo:rsid="00ea3aa0" officeooo:paragraph-rsid="00ea3aa0"/>
    </style:style>
    <style:style style:name="P168" style:family="paragraph" style:parent-style-name="Heading_20_3">
      <style:text-properties officeooo:rsid="016cc078" officeooo:paragraph-rsid="016cc078"/>
    </style:style>
    <style:style style:name="P169" style:family="paragraph" style:parent-style-name="Heading_20_4">
      <style:text-properties officeooo:rsid="01ae617f" officeooo:paragraph-rsid="01ae617f"/>
    </style:style>
    <style:style style:name="P170" style:family="paragraph" style:parent-style-name="Contents_20_1">
      <style:paragraph-properties>
        <style:tab-stops>
          <style:tab-stop style:position="6.2984in" style:type="right" style:leader-style="dotted" style:leader-text="."/>
        </style:tab-stops>
      </style:paragraph-properties>
    </style:style>
    <style:style style:name="P171" style:family="paragraph" style:parent-style-name="Contents_20_3">
      <style:paragraph-properties>
        <style:tab-stops>
          <style:tab-stop style:position="6.2984in" style:type="right" style:leader-style="dotted" style:leader-text="."/>
        </style:tab-stops>
      </style:paragraph-properties>
    </style:style>
    <style:style style:name="P172" style:family="paragraph" style:parent-style-name="Contents_20_2">
      <style:paragraph-properties>
        <style:tab-stops>
          <style:tab-stop style:position="6.2984in" style:type="right" style:leader-style="dotted" style:leader-text="."/>
        </style:tab-stops>
      </style:paragraph-properties>
    </style:style>
    <style:style style:name="P173" style:family="paragraph" style:parent-style-name="Bibliography" style:list-style-name="WWNum45">
      <style:paragraph-properties fo:margin-left="0in" fo:margin-right="0in" fo:text-indent="-0.5in" style:auto-text-indent="false"/>
    </style:style>
    <style:style style:name="P174" style:family="paragraph" style:parent-style-name="Bibliography" style:list-style-name="WWNum45">
      <style:paragraph-properties fo:margin-left="0in" fo:margin-right="0in" fo:text-indent="-0.5in" style:auto-text-indent="false"/>
      <style:text-properties fo:language="de" fo:country="AT"/>
    </style:style>
    <style:style style:name="P175" style:family="paragraph" style:parent-style-name="Deckblatt_20_Bachelorarbeit" style:master-page-name="First_20_Page">
      <style:paragraph-properties style:page-number="auto"/>
      <style:text-properties fo:color="#00000a"/>
    </style:style>
    <style:style style:name="P176" style:family="paragraph" style:parent-style-name="Startüberschrift" style:master-page-name="Converted3">
      <style:paragraph-properties style:page-number="auto"/>
    </style:style>
    <style:style style:name="P177" style:family="paragraph" style:parent-style-name="Addressee">
      <style:text-properties officeooo:rsid="019da40c" officeooo:paragraph-rsid="01ab0e9a"/>
    </style:style>
    <style:style style:name="P178" style:family="paragraph" style:parent-style-name="Addressee">
      <style:text-properties officeooo:rsid="019da40c" officeooo:paragraph-rsid="019da40c"/>
    </style:style>
    <style:style style:name="P179"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828b7c"/>
    </style:style>
    <style:style style:name="T41" style:family="text">
      <style:text-properties officeooo:rsid="00870e63"/>
    </style:style>
    <style:style style:name="T42" style:family="text">
      <style:text-properties officeooo:rsid="00b1be04"/>
    </style:style>
    <style:style style:name="T43" style:family="text">
      <style:text-properties officeooo:rsid="00d14170"/>
    </style:style>
    <style:style style:name="T44" style:family="text">
      <style:text-properties officeooo:rsid="00d41afa"/>
    </style:style>
    <style:style style:name="T45" style:family="text">
      <style:text-properties officeooo:rsid="00d50c63"/>
    </style:style>
    <style:style style:name="T46" style:family="text">
      <style:text-properties officeooo:rsid="00dac09e"/>
    </style:style>
    <style:style style:name="T47" style:family="text">
      <style:text-properties officeooo:rsid="00ddec24"/>
    </style:style>
    <style:style style:name="T48" style:family="text">
      <style:text-properties officeooo:rsid="00e252fc"/>
    </style:style>
    <style:style style:name="T49" style:family="text">
      <style:text-properties officeooo:rsid="00e376e5"/>
    </style:style>
    <style:style style:name="T50" style:family="text">
      <style:text-properties officeooo:rsid="00e5e088"/>
    </style:style>
    <style:style style:name="T51" style:family="text">
      <style:text-properties officeooo:rsid="00e9c5a1"/>
    </style:style>
    <style:style style:name="T52" style:family="text">
      <style:text-properties officeooo:rsid="00b944c1"/>
    </style:style>
    <style:style style:name="T53" style:family="text">
      <style:text-properties officeooo:rsid="00f62706"/>
    </style:style>
    <style:style style:name="T54" style:family="text">
      <style:text-properties officeooo:rsid="00f9bb85"/>
    </style:style>
    <style:style style:name="T55" style:family="text">
      <style:text-properties officeooo:rsid="00fb5dfa"/>
    </style:style>
    <style:style style:name="T56" style:family="text">
      <style:text-properties officeooo:rsid="00ff9b18"/>
    </style:style>
    <style:style style:name="T57" style:family="text">
      <style:text-properties officeooo:rsid="01040c81"/>
    </style:style>
    <style:style style:name="T58" style:family="text">
      <style:text-properties officeooo:rsid="01051132"/>
    </style:style>
    <style:style style:name="T59" style:family="text">
      <style:text-properties officeooo:rsid="0108eeb6"/>
    </style:style>
    <style:style style:name="T60" style:family="text">
      <style:text-properties officeooo:rsid="010a9f97"/>
    </style:style>
    <style:style style:name="T61" style:family="text">
      <style:text-properties officeooo:rsid="0117410c"/>
    </style:style>
    <style:style style:name="T62" style:family="text">
      <style:text-properties officeooo:rsid="0118cee5"/>
    </style:style>
    <style:style style:name="T63" style:family="text">
      <style:text-properties officeooo:rsid="012495b7"/>
    </style:style>
    <style:style style:name="T64" style:family="text">
      <style:text-properties officeooo:rsid="012f2978"/>
    </style:style>
    <style:style style:name="T65" style:family="text">
      <style:text-properties officeooo:rsid="01346363"/>
    </style:style>
    <style:style style:name="T66" style:family="text">
      <style:text-properties officeooo:rsid="0136fa0c"/>
    </style:style>
    <style:style style:name="T67" style:family="text">
      <style:text-properties officeooo:rsid="01388b4c"/>
    </style:style>
    <style:style style:name="T68" style:family="text">
      <style:text-properties officeooo:rsid="0139916b"/>
    </style:style>
    <style:style style:name="T69" style:family="text">
      <style:text-properties officeooo:rsid="0153a805"/>
    </style:style>
    <style:style style:name="T70" style:family="text">
      <style:text-properties officeooo:rsid="0155284d"/>
    </style:style>
    <style:style style:name="T71" style:family="text">
      <style:text-properties officeooo:rsid="0155f6e9"/>
    </style:style>
    <style:style style:name="T72" style:family="text">
      <style:text-properties officeooo:rsid="015bfff7"/>
    </style:style>
    <style:style style:name="T73" style:family="text">
      <style:text-properties officeooo:rsid="015d3795"/>
    </style:style>
    <style:style style:name="T74" style:family="text">
      <style:text-properties officeooo:rsid="015d9041"/>
    </style:style>
    <style:style style:name="T75" style:family="text">
      <style:text-properties officeooo:rsid="01616f38"/>
    </style:style>
    <style:style style:name="T76" style:family="text">
      <style:text-properties officeooo:rsid="016ef196"/>
    </style:style>
    <style:style style:name="T77" style:family="text">
      <style:text-properties officeooo:rsid="0170e4a2"/>
    </style:style>
    <style:style style:name="T78" style:family="text">
      <style:text-properties officeooo:rsid="01728fe6"/>
    </style:style>
    <style:style style:name="T79" style:family="text">
      <style:text-properties officeooo:rsid="01774e84"/>
    </style:style>
    <style:style style:name="T80" style:family="text">
      <style:text-properties officeooo:rsid="018128ad"/>
    </style:style>
    <style:style style:name="T81" style:family="text">
      <style:text-properties officeooo:rsid="0182dc6f"/>
    </style:style>
    <style:style style:name="T82" style:family="text">
      <style:text-properties officeooo:rsid="018496ff"/>
    </style:style>
    <style:style style:name="T83" style:family="text">
      <style:text-properties officeooo:rsid="01871c6b"/>
    </style:style>
    <style:style style:name="T84" style:family="text">
      <style:text-properties officeooo:rsid="018a262b"/>
    </style:style>
    <style:style style:name="T85" style:family="text">
      <style:text-properties officeooo:rsid="0084b7e0"/>
    </style:style>
    <style:style style:name="T86" style:family="text">
      <style:text-properties officeooo:rsid="0193eb70"/>
    </style:style>
    <style:style style:name="T87" style:family="text">
      <style:text-properties officeooo:rsid="01958b48"/>
    </style:style>
    <style:style style:name="T88" style:family="text">
      <style:text-properties officeooo:rsid="01986610"/>
    </style:style>
    <style:style style:name="T89" style:family="text">
      <style:text-properties officeooo:rsid="019ceeb6"/>
    </style:style>
    <style:style style:name="T90" style:family="text">
      <style:text-properties officeooo:rsid="019ef229"/>
    </style:style>
    <style:style style:name="T91" style:family="text">
      <style:text-properties officeooo:rsid="01a133f3"/>
    </style:style>
    <style:style style:name="T92" style:family="text">
      <style:text-properties officeooo:rsid="01a42473"/>
    </style:style>
    <style:style style:name="T93" style:family="text">
      <style:text-properties officeooo:rsid="01a603d9"/>
    </style:style>
    <style:style style:name="T94" style:family="text">
      <style:text-properties officeooo:rsid="01a7745e"/>
    </style:style>
    <style:style style:name="T95" style:family="text">
      <style:text-properties officeooo:rsid="01a869b2"/>
    </style:style>
    <style:style style:name="T96" style:family="text">
      <style:text-properties officeooo:rsid="01a91671"/>
    </style:style>
    <style:style style:name="T97" style:family="text">
      <style:text-properties officeooo:rsid="01ab0e9a"/>
    </style:style>
    <style:style style:name="T98" style:family="text">
      <style:text-properties officeooo:rsid="01ace60e"/>
    </style:style>
    <style:style style:name="T99" style:family="text">
      <style:text-properties officeooo:rsid="01b08685"/>
    </style:style>
    <style:style style:name="T100" style:family="text">
      <style:text-properties officeooo:rsid="01b3200a"/>
    </style:style>
    <style:style style:name="T101" style:family="text">
      <style:text-properties officeooo:rsid="01b4d7b5"/>
    </style:style>
    <style:style style:name="T10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75"/>
      <text:p text:style-name="P142"/>
      <text:p text:style-name="P142">BACHELORARBEIT</text:p>
      <text:p text:style-name="P143">zur Erlangung des akademischen Grades</text:p>
      <text:p text:style-name="P144">„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7">Ausgeführt von: <text:span text:style-name="T8">Lorenz Herzberger</text:span></text:p>
      <text:p text:style-name="P137">Personenkennzeichen: <text:span text:style-name="T8">1410257022</text:span></text:p>
      <text:p text:style-name="P137"/>
      <text:p text:style-name="P137">1. BegutachterIn: <text:span text:style-name="T8">Patrick Sturm, MSc</text:span></text:p>
      <text:p text:style-name="P138"/>
      <text:p text:style-name="P137">Ort, Datum</text:p>
      <text:p text:style-name="P137"/>
      <text:p text:style-name="Startüberschrift"><text:soft-page-break/>Eidesstattliche Erklärung</text:p>
      <text:p text:style-name="P129">„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8"><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9"><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30">Ort, Datum</text:p>
          </table:table-cell>
          <table:table-cell table:style-name="Tabelle1.B1" office:value-type="string">
            <text:p text:style-name="P130"/>
          </table:table-cell>
          <table:table-cell table:style-name="Tabelle1.A2" office:value-type="string">
            <text:p text:style-name="P130">Unterschrift</text:p>
          </table:table-cell>
        </table:table-row>
      </table:table>
      <text:p text:style-name="P12"/>
      <text:p text:style-name="P12"/>
      <text:p text:style-name="P176">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1"><draw:custom-shape text:anchor-type="paragraph" draw:z-index="1" draw:name="Text Box 66" draw:style-name="gr1" draw:text-style-name="P179"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3">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41"><draw:custom-shape text:anchor-type="paragraph" draw:z-index="2" draw:name="Text Box 65" draw:style-name="gr2" draw:text-style-name="P179"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3">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2">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70"><text:a xlink:type="simple" xlink:href="#__RefHeading___Toc869_567983002" text:style-name="Index_20_Link" text:visited-style-name="Index_20_Link">1 Einleitung<text:tab/>8</text:a></text:p>
          <text:p text:style-name="P172"><text:a xlink:type="simple" xlink:href="#__RefHeading___Toc3397_2912014379" text:style-name="Index_20_Link" text:visited-style-name="Index_20_Link">1.1 Struktur der Arbeit<text:tab/>8</text:a></text:p>
          <text:p text:style-name="P172"><text:a xlink:type="simple" xlink:href="#__RefHeading___Toc3559_108140685" text:style-name="Index_20_Link" text:visited-style-name="Index_20_Link">1.2 Terminologie<text:tab/>9</text:a></text:p>
          <text:p text:style-name="P171"><text:a xlink:type="simple" xlink:href="#__RefHeading___Toc3561_108140685" text:style-name="Index_20_Link" text:visited-style-name="Index_20_Link">1.2.1 Modell<text:tab/>9</text:a></text:p>
          <text:p text:style-name="P171"><text:a xlink:type="simple" xlink:href="#__RefHeading___Toc3563_108140685" text:style-name="Index_20_Link" text:visited-style-name="Index_20_Link">1.2.2 Feature<text:tab/>9</text:a></text:p>
          <text:p text:style-name="P171"><text:a xlink:type="simple" xlink:href="#__RefHeading___Toc3565_108140685" text:style-name="Index_20_Link" text:visited-style-name="Index_20_Link">1.2.3 Instanz<text:tab/>9</text:a></text:p>
          <text:p text:style-name="P172"><text:a xlink:type="simple" xlink:href="#__RefHeading___Toc3399_2912014379" text:style-name="Index_20_Link" text:visited-style-name="Index_20_Link">1.3 Verwandte Arbeit<text:tab/>9</text:a></text:p>
          <text:p text:style-name="P170"><text:a xlink:type="simple" xlink:href="#__RefHeading___Toc1020_77539686" text:style-name="Index_20_Link" text:visited-style-name="Index_20_Link">2 Einführung ins Machine Learning<text:tab/>10</text:a></text:p>
          <text:p text:style-name="P172"><text:a xlink:type="simple" xlink:href="#__RefHeading___Toc3567_108140685" text:style-name="Index_20_Link" text:visited-style-name="Index_20_Link">2.1 Was ist Machine Learning<text:tab/>10</text:a></text:p>
          <text:p text:style-name="P172"><text:a xlink:type="simple" xlink:href="#__RefHeading___Toc3569_108140685" text:style-name="Index_20_Link" text:visited-style-name="Index_20_Link">2.2 Arten von Machine Learning<text:tab/>10</text:a></text:p>
          <text:p text:style-name="P172"><text:a xlink:type="simple" xlink:href="#__RefHeading___Toc1556_135381071" text:style-name="Index_20_Link" text:visited-style-name="Index_20_Link">2.3 Supervised Learning<text:tab/>11</text:a></text:p>
          <text:p text:style-name="P172"><text:a xlink:type="simple" xlink:href="#__RefHeading___Toc3571_108140685" text:style-name="Index_20_Link" text:visited-style-name="Index_20_Link">2.4 Modell<text:tab/>11</text:a></text:p>
          <text:p text:style-name="P172"><text:a xlink:type="simple" xlink:href="#__RefHeading___Toc3707_2586064981" text:style-name="Index_20_Link" text:visited-style-name="Index_20_Link">2.5 Feature<text:tab/>12</text:a></text:p>
          <text:p text:style-name="P172"><text:a xlink:type="simple" xlink:href="#__RefHeading___Toc3573_108140685" text:style-name="Index_20_Link" text:visited-style-name="Index_20_Link">2.6 Probleme und Lösungen beim Machine Learning<text:tab/>13</text:a></text:p>
          <text:p text:style-name="P171"><text:a xlink:type="simple" xlink:href="#__RefHeading___Toc1558_135381071" text:style-name="Index_20_Link" text:visited-style-name="Index_20_Link">2.6.1 Probleme mit Daten<text:tab/>13</text:a></text:p>
          <text:p text:style-name="P171"><text:a xlink:type="simple" xlink:href="#__RefHeading___Toc3630_108140685" text:style-name="Index_20_Link" text:visited-style-name="Index_20_Link">2.6.2 Probleme mit Algorithmen<text:tab/>14</text:a></text:p>
          <text:p text:style-name="P172"><text:a xlink:type="simple" xlink:href="#__RefHeading___Toc3575_108140685" text:style-name="Index_20_Link" text:visited-style-name="Index_20_Link">2.7 Evaluierung eines Modells<text:tab/>15</text:a></text:p>
          <text:p text:style-name="P171"><text:a xlink:type="simple" xlink:href="#__RefHeading___Toc3632_108140685" text:style-name="Index_20_Link" text:visited-style-name="Index_20_Link">2.7.1 Metriken<text:tab/>16</text:a></text:p>
          <text:p text:style-name="P172"><text:a xlink:type="simple" xlink:href="#__RefHeading___Toc3634_108140685" text:style-name="Index_20_Link" text:visited-style-name="Index_20_Link">2.8 Zusammenfassung<text:tab/>17</text:a></text:p>
          <text:p text:style-name="P170"><text:a xlink:type="simple" xlink:href="#__RefHeading___Toc1022_77539686" text:style-name="Index_20_Link" text:visited-style-name="Index_20_Link">3 Methodik<text:tab/>17</text:a></text:p>
          <text:p text:style-name="P172"><text:a xlink:type="simple" xlink:href="#__RefHeading___Toc3865_3616264946" text:style-name="Index_20_Link" text:visited-style-name="Index_20_Link">3.1 Datenanalyse &amp; Featureauswahl<text:tab/>17</text:a></text:p>
          <text:p text:style-name="P172"><text:a xlink:type="simple" xlink:href="#__RefHeading___Toc3867_3616264946" text:style-name="Index_20_Link" text:visited-style-name="Index_20_Link">3.2 Pipelining<text:tab/>17</text:a></text:p>
          <text:p text:style-name="P172"><text:a xlink:type="simple" xlink:href="#__RefHeading___Toc3869_3616264946" text:style-name="Index_20_Link" text:visited-style-name="Index_20_Link">3.3 Training &amp; Evaluierung von Modellen<text:tab/>17</text:a></text:p>
          <text:p text:style-name="P172"><text:a xlink:type="simple" xlink:href="#__RefHeading___Toc3871_3616264946" text:style-name="Index_20_Link" text:visited-style-name="Index_20_Link">3.4 Ergebnisanalyse<text:tab/>18</text:a></text:p>
          <text:p text:style-name="P170"><text:a xlink:type="simple" xlink:href="#__RefHeading___Toc423_3143690850" text:style-name="Index_20_Link" text:visited-style-name="Index_20_Link">4 Datensatz<text:tab/>18</text:a></text:p>
          <text:p text:style-name="P170"><text:a xlink:type="simple" xlink:href="#__RefHeading___Toc427_3143690850" text:style-name="Index_20_Link" text:visited-style-name="Index_20_Link">5 Modelle // IGNORE FOR NOW<text:tab/>18</text:a></text:p>
          <text:p text:style-name="P172"><text:a xlink:type="simple" xlink:href="#__RefHeading___Toc1102_77539686" text:style-name="Index_20_Link" text:visited-style-name="Index_20_Link">5.1 Lineare Regression<text:tab/>19</text:a></text:p>
          <text:p text:style-name="P172"><text:a xlink:type="simple" xlink:href="#__RefHeading___Toc1104_77539686" text:style-name="Index_20_Link" text:visited-style-name="Index_20_Link">5.2 Ridge Regression<text:tab/>20</text:a></text:p>
          <text:p text:style-name="P172"><text:a xlink:type="simple" xlink:href="#__RefHeading___Toc1106_77539686" text:style-name="Index_20_Link" text:visited-style-name="Index_20_Link">5.3 Lasso Regression<text:tab/>21</text:a></text:p>
          <text:p text:style-name="P172"><text:soft-page-break/><text:a xlink:type="simple" xlink:href="#__RefHeading___Toc1108_77539686" text:style-name="Index_20_Link" text:visited-style-name="Index_20_Link">5.4 Decision Tree Regression<text:tab/>21</text:a></text:p>
          <text:p text:style-name="P172"><text:a xlink:type="simple" xlink:href="#__RefHeading___Toc1110_77539686" text:style-name="Index_20_Link" text:visited-style-name="Index_20_Link">5.5 Random Forest Regression<text:tab/>22</text:a></text:p>
          <text:p text:style-name="P170"><text:a xlink:type="simple" xlink:href="#__RefHeading___Toc709_984200755" text:style-name="Index_20_Link" text:visited-style-name="Index_20_Link">6 Technologien<text:tab/>22</text:a></text:p>
          <text:p text:style-name="P170"><text:a xlink:type="simple" xlink:href="#__RefHeading___Toc429_3143690850" text:style-name="Index_20_Link" text:visited-style-name="Index_20_Link">7 Praktischer Teil<text:tab/>22</text:a></text:p>
          <text:p text:style-name="P172"><text:a xlink:type="simple" xlink:href="#__RefHeading___Toc431_3143690850" text:style-name="Index_20_Link" text:visited-style-name="Index_20_Link">7.1 Methode<text:tab/>22</text:a></text:p>
          <text:p text:style-name="P171"><text:a xlink:type="simple" xlink:href="#__RefHeading___Toc3636_108140685" text:style-name="Index_20_Link" text:visited-style-name="Index_20_Link">7.1.1 Umsetzung<text:tab/>22</text:a></text:p>
          <text:p text:style-name="P171"><text:a xlink:type="simple" xlink:href="#__RefHeading___Toc3638_108140685" text:style-name="Index_20_Link" text:visited-style-name="Index_20_Link">7.1.2 Ergebnis<text:tab/>22</text:a></text:p>
          <text:p text:style-name="P172"><text:a xlink:type="simple" xlink:href="#__RefHeading___Toc433_3143690850" text:style-name="Index_20_Link" text:visited-style-name="Index_20_Link">7.2 Vergleich der Ergebnisse<text:tab/>22</text:a></text:p>
          <text:p text:style-name="P172"><text:a xlink:type="simple" xlink:href="#__RefHeading___Toc435_3143690850" text:style-name="Index_20_Link" text:visited-style-name="Index_20_Link">7.3 Analyse<text:tab/>22</text:a></text:p>
          <text:p text:style-name="P170"><text:a xlink:type="simple" xlink:href="#__RefHeading___Toc437_3143690850" text:style-name="Index_20_Link" text:visited-style-name="Index_20_Link">8 Schluss<text:tab/>23</text:a></text:p>
        </text:index-body>
      </text:table-of-content>
      <text:p text:style-name="P134"/>
      <text:p text:style-name="P135"/>
      <text:p text:style-name="Anmerkungen">ANMERKUNG: Dieses Inhaltverzeichnis generiert sich selbst.</text:p>
      <text:list xml:id="list399054311" text:style-name="WWNum29">
        <text:list-item>
          <text:h text:style-name="P148"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0"><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59" text:outline-level="2"><text:bookmark-start text:name="__RefHeading___Toc3397_2912014379"/>Struktur der Arbeit<text:bookmark-end text:name="__RefHeading___Toc3397_2912014379"/></text:h>
      <text:p text:style-name="P63">Im Teil „Einführung ins Machine Learning“ <text:span text:style-name="T48">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1"><text:tab/></text:p>
      <text:p text:style-name="P64">Ist ein Grundwissen aufgebaut, wird im Kapitel „Methodik“ <text:span text:style-name="T49">die Problemstellung genauer erläutert und vorgestellt wie die einzelnen Modelle miteinander verglichen werden. Außerdem werden häufig genutzte Metriken und welche Vorteile sie bieten vorgestellt.</text:span></text:p>
      <text:p text:style-name="P64"/>
      <text:p text:style-name="P66">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5"/>
      <text:p text:style-name="P67">Ist die Methodik und das theoretische Wissen des Lesers aufgebaut, wird die praktische Umsetzung mit einem Framework <text:span text:style-name="T50">im Kapitel „Praktischer Teil“</text:span> beschrieben. Und die Verhalten der einzelnen Modelle beschrieben. // <text:span text:style-name="T50">RENAME „Praktischer Teil“</text:span></text:p>
      <text:p text:style-name="P66"><text:soft-page-break/>Die Ergebnisse des praktischen Teils werden im Schlussteil analysiert. Etwaaige Ausreißer werden genauer unter die Lupe genommen.</text:p>
      <text:p text:style-name="P9"/>
      <text:h text:style-name="P160" text:outline-level="2"><text:bookmark-start text:name="__RefHeading___Toc3559_108140685"/>Terminologie<text:bookmark-end text:name="__RefHeading___Toc3559_108140685"/></text:h>
      <text:p text:style-name="P69">// <text:span text:style-name="T51">ADD TERMS AS THEY COME UP IN THE THESIS</text:span></text:p>
      <text:h text:style-name="P166" text:outline-level="3"><text:bookmark-start text:name="__RefHeading___Toc3561_108140685"/>Modell<text:bookmark-end text:name="__RefHeading___Toc3561_108140685"/></text:h>
      <text:p text:style-name="P78">Mathematisches, bzw. statistisches Modell, welches zur Herleitung von Schlüssen aus bestehenden Daten verwendet wird.</text:p>
      <text:h text:style-name="P167" text:outline-level="3"><text:bookmark-start text:name="__RefHeading___Toc3563_108140685"/>Feature<text:bookmark-end text:name="__RefHeading___Toc3563_108140685"/></text:h>
      <text:p text:style-name="P78">Repräsentation von Daten welche von Modellen für Vorhersagen verwendet werden kann.</text:p>
      <text:h text:style-name="P167" text:outline-level="3"><text:bookmark-start text:name="__RefHeading___Toc3565_108140685"/>Instanz<text:bookmark-end text:name="__RefHeading___Toc3565_108140685"/></text:h>
      <text:p text:style-name="P78">Einzelner Eintrag aus einem Datensatz, <text:span text:style-name="T61">welche einem Modell entweder zum Training oder zur Vorhersage gegeben wird.</text:span></text:p>
      <text:h text:style-name="P161" text:outline-level="2"><text:bookmark-start text:name="__RefHeading___Toc3399_2912014379"/>Verwandte Arbeit<text:bookmark-end text:name="__RefHeading___Toc3399_2912014379"/></text:h>
      <text:p text:style-name="P68"><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106"><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2">Machine Learning bezeichnet das Feld der Informatik, in dem es darum geht Computer aus Daten lernen zu lassen <text:span text:style-name="T55">um in weitere Folge Vorhersagen treffen zu können // CITATION Hands on p4</text:span>. <text:span text:style-name="T55">Daten sind dabei Beobachtungen aus der realen Welt, beispielsweise die Entwicklung von Aktienpreisen über einen gewissen Zeitraum. Eine Vorhersage könnte dann aussagen welche Aktien sich am besten für eine Investition eignen.</text:span></text:p>
      <text:p text:style-name="P73"/>
      <text:p text:style-name="P74"><text:span text:style-name="T58">Diese Vorhersagen können mithile eines</text:span> mathematische<text:span text:style-name="T58">n</text:span> Modell<text:span text:style-name="T58">s</text:span> <text:span text:style-name="T58">getroffen werden, welches </text:span>die Beziehung zwischen einzel<text:span text:style-name="T54">n</text:span>en Anhaltspunkten in den vorhandenen Daten <text:span text:style-name="T58">beschreibt</text:span>. Um <text:span text:style-name="T53">bei dem </text:span>Beispiel mit den Aktien <text:span text:style-name="T53">zu bleiben</text:span>, könnte es etwa eine Formel sein die <text:span text:style-name="T53">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74"/>
      <text:p text:style-name="P86">Um dieses Dilemma lösen zu können werden Features benötigt. Sie sind numerische Repräsenationen von Daten. Es gibt viele Wege um „rohe“ Daten in Features umzuwandeln. <text:s/><text:span text:style-name="T91">Bei der Umwandlung</text:span> ist zu beachten, dass die Wahl der Features sich stark auf die <text:span text:style-name="T100">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76"/>
      <text:p text:style-name="P77">Der Prozess eine <text:span text:style-name="T57">Vorhersage zu treffen</text:span> besteht daher im Groben daraus die geeignetsten Features für das geeignetste Modell zu finden. Das ist allerdings ein zweischneidiges Schwert, denn die Wahl des Modells hat ebenso <text:span text:style-name="T56">Auswirkung auf das Ergebnis wie die Wahl der Features. // CITATION Feature Engineering Chapter 1</text:span></text:p>
      <text:p text:style-name="P71"/>
      <text:h text:style-name="P165" text:outline-level="2"><text:bookmark-start text:name="__RefHeading___Toc3569_108140685"/>Arten von Machine Learning<text:bookmark-end text:name="__RefHeading___Toc3569_108140685"/></text:h>
      <text:p text:style-name="P79">Die Anwendungbereiche von Machine Learning sind mannigfaltig und werden grob in vier Bereiche eingeteilt: <text:span text:style-name="T59">supervised, unsupervised, semisupervised und reinforcement learning.</text:span></text:p>
      <text:p text:style-name="P80">Die Einteilung ist dabei abhängig vom <text:span text:style-name="T60">Maß an „supervision“. In dieser Arbeit kommen jedoch nur Supervised Learning Methoden zum Einsatz, da bereits Input- sowie Outputdaten bekannt sind.</text:span></text:p>
      <text:p text:style-name="P53"/>
      <text:h text:style-name="P162" text:outline-level="2"><text:bookmark-start text:name="__RefHeading___Toc1556_135381071"/><text:soft-page-break/>Supervised Learning<text:bookmark-end text:name="__RefHeading___Toc1556_135381071"/></text:h>
      <text:p text:style-name="P108">Supervised Learning kommt dann zum Einsatz wenn es darum geht einen Output für einen gegebenen Input vorherzusagen und bereits Input/Output Paare bekannt sind. <text:span text:style-name="T72">Ziel ist es ein Modell anhand dieser Input/Output Paare zu trainieren, welches präzise Vorhersagen für bisher ungesehene Daten treffen kann.</text:span> <text:span text:style-name="T75">Es muss also gut von einem Trainingsdatensatz auf einen Testdatensatz verallgemeinern können.</text:span></text:p>
      <text:p text:style-name="P108"/>
      <text:p text:style-name="P109">&lt;Grafik&gt;Labeled Data&lt;/Grafik&gt;</text:p>
      <text:p text:style-name="P52"/>
      <text:p text:style-name="P110">Die zwei größten Anwendungsgebiete für Supervised Learning sind Klassifizierungs- und Regressionsprobleme. Bei einer Klassifizierung geht es darum für einen gegebenen Input eine Klasse aus einer vordefinierten Liste vorherzusagen. <text:span text:style-name="T92">Ein klassisches Beispiel hierfür ist die Klassifizierung von Iris-Blumen anhand ihrer Blütenblattlänge, bei welcher die Klassen die drei unterschiedlichen Arten sind: Iris Setosa, Iris Virginica und Iris Versicolor.</text:span> // <text:span text:style-name="T92">CITATION Introduction to ML in P p. 15</text:span> <text:span text:style-name="T74">I</text:span>m <text:span text:style-name="T73">Gegensatz dazu wird bei der Regression versucht eine Gleitkommazahl, eine reale Zahl, zu schätzen. Etwa den Preis für ein Auto zu schätzen, wobei Attribute wie der Kilometerstand oder das Baujahr ins Gewicht fallen.</text:span></text:p>
      <text:p text:style-name="P52"/>
      <text:p text:style-name="P116">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52"/>
      <text:h text:style-name="Heading_20_2" text:outline-level="2"><text:bookmark-start text:name="__RefHeading___Toc3571_108140685"/>Modell<text:bookmark-end text:name="__RefHeading___Toc3571_108140685"/></text:h>
      <text:p text:style-name="P158">Ein Modell stellt <text:span text:style-name="T101">im Supervised Learning einen approximierten Zusammenhang zwischen Input und Output dar.</text:span></text:p>
      <text:p text:style-name="Standard"/>
      <text:p text:style-name="P118">Das Schätzen eines <text:span text:style-name="T80">kontinuierlichen </text:span>Wertes, wie zum Beispiel eines Grundstück<text:span text:style-name="T80">s</text:span>preises, fällt unter die Regressionsaufgaben. Die Regression beschreibt in der Statistik und weitergehend auch im Machine Learning das modellieren eines Zusammenhangs zwischen unabhängigen Variablen und einer abhängigen Variable. <text:span text:style-name="T80">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118"/>
      <text:p text:style-name="P119">Die simpelste Variante eines Regressionsmodells ist das Lineare Regressionsmodell. Es stellt den Zusammenhang zwischen Input und Output als lineare Funktion dar. Typischerweise sieht das Modell dann folgendermaßen aus:</text:p>
      <text:p text:style-name="P119"><text:soft-page-break/></text:p>
      <text:p text:style-name="P119">&lt;Formel&gt;Linear Regression&lt;/Formel&gt;</text:p>
      <text:p text:style-name="P124">&lt;Legend/&gt;</text:p>
      <text:p text:style-name="P119"/>
      <text:p text:style-name="P120">X[0] bis X[n] sind dabei die Features einer Instanz des Datensatzes. w und b sind dabei die erlernten Parameter aus dem Training. Diese Parameter bestimmen wie eine Vorhersage <text:s/>des Modells für einen gegebenen Input ausfällt.</text:p>
      <text:p text:style-name="P87"/>
      <text:p text:style-name="P120">Die Parameter werden über Lernalgotrithmen bestimmt. Ein Lernalgorithmus <text:span text:style-name="T81">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20"/>
      <text:p text:style-name="P152">Ist dieser Prozess abgeschlossen, ist das trainierte Modell <text:s/>für Vorhersagen einsatzbereit. <text:span text:style-name="T82">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87"/>
      <text:p text:style-name="P87">// CITATION Hands on p. 26 / Intro to ML in P p. 47</text:p>
      <text:h text:style-name="P163" text:outline-level="2"><text:bookmark-start text:name="__RefHeading___Toc3707_2586064981"/>Feature<text:bookmark-end text:name="__RefHeading___Toc3707_2586064981"/></text:h>
      <text:p text:style-name="P121">Features sind Repräsentationen von Rohdaten, <text:span text:style-name="T93">sie werden erstellt, </text:span>sodass ein Modell damit umgehen kann. Sie können viele Formen annehmen, wobei die meisten entweder als <text:span text:style-name="T84">Continuous</text:span> Feature oder <text:span text:style-name="T84">als</text:span> <text:span text:style-name="T84">Categorical</text:span> Feature auftreten.</text:p>
      <text:p text:style-name="P121"/>
      <text:p text:style-name="P122">Den Unterschied für einen Machine Learning Algorithmus macht dabei aus, dass ein Continuous Feature geordnet werden kann. So ist etwa ein Gebäude mit einer Höhe von 10,3 Metern kleiner als eines mit 11,5 Metern Höh<text:tab/>e. Ein Categorical Feature ist jedoch meist nicht vergleichbar. Beispielsweise ist ein Porsche ein Porsche und kein Ferrari, es exisitieren keine Werte dazwischen.</text:p>
      <text:p text:style-name="P122"/>
      <text:p text:style-name="P122"><text:soft-page-break/>Verschiedene Modelle können mit unterschiedlichen Arten von Features besser umgehen. Im Fall einer Linearen Regression werden Gewichtungen und Featurewerte multipliziert und aufaddiert. Sie könnte ein Categorical Feature nicht handhaben. </text:p>
      <text:p text:style-name="P122"/>
      <text:p text:style-name="P122">&lt;Formel&gt;Linear Regression&lt;/Formel&gt;</text:p>
      <text:p text:style-name="P70"/>
      <text:p text:style-name="P123">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94">r</text:span> <text:span text:style-name="T94">1</text:span> versehen während die anderen auf <text:span text:style-name="T94">0</text:span> gesetzt werden. So kann den Features bei der Linearen Regression eine Gewichtung zugeordnet werden. // <text:span text:style-name="T93">CITATION Intro to ML in P p.213</text:span></text:p>
      <text:p text:style-name="P123"/>
      <text:p text:style-name="P123">&lt;Table&gt;One Hot Encoding Example&lt;/Table&gt;</text:p>
      <text:p text:style-name="P70"/>
      <text:p text:style-name="P123">Im „praktischen Teil der Arbeit“ wird näher beschrieben welche Features wie umgewandelt werden um für die verschiedenen Modelle nutzbar gemacht zu werden. //REPHRASE praktischer Teil der Arbeit</text:p>
      <text:p text:style-name="P70"/>
      <text:p text:style-name="P70">// <text:span text:style-name="T83">CITATION Intro to ML in P Ch. 4</text:span></text:p>
      <text:h text:style-name="Heading_20_2" text:outline-level="2"><text:bookmark-start text:name="__RefHeading___Toc3573_108140685"/>Probleme <text:span text:style-name="T62">und Lösungen </text:span>beim Machine Learning<text:bookmark-end text:name="__RefHeading___Toc3573_108140685"/></text:h>
      <text:p text:style-name="P117">Beim Erstellen eines Modells sind die Haupteinflussfaktoren die gewählten Daten und der gewählte Lernalgorithmus. In diesem Kapitel werden Probleme die mit Daten und Algorithmen auftreten können behandelt.</text:p>
      <text:p text:style-name="P75"/>
      <text:h text:style-name="P168" text:outline-level="3"><text:bookmark-start text:name="__RefHeading___Toc1558_135381071"/>Probleme mit Daten<text:bookmark-end text:name="__RefHeading___Toc1558_135381071"/></text:h>
      <text:p text:style-name="P113">Mit Daten können die <text:span text:style-name="T99">mehrere Probleme</text:span> auftreten <text:span text:style-name="T99">und diese zu beheben involviert manuelle Arbeit, wie das Beschaffen von weiteren Daten oder ausbessern ebenjener.</text:span></text:p>
      <text:p text:style-name="P154"/>
      <text:h text:style-name="P169" text:outline-level="4">Nicht ausreichende Menge an Daten</text:h>
      <text:p text:style-name="P111">Sind nicht genug Daten vorhanden kann ein Lernalgorithmus nur schwer verallgemeinern. <text:span text:style-name="T76"><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55"/>
      <text:h text:style-name="P169" text:outline-level="4">Unrepräsentative Daten</text:h>
      <text:p text:style-name="P114">Problematisch ist es auch, wenn die Daten zwar in ausreichender Menge vorhanden sind, sie aber nur eine Seite der Medaille darstellen. Das kann oft die Folge davon sein, dass die <text:soft-page-break/>Methode zur Beschaffung von Daten fehlerhaft ist. Wenn etwa versucht werden würde ein Wahlergebnis vorherzusagen, dabei aber nur Menschen mit Hochschulabschluss befragt werden, <text:span text:style-name="T78">werden die Daten ein verzerrtes Bild abliefern.</text:span></text:p>
      <text:p text:style-name="P155"/>
      <text:h text:style-name="P169" text:outline-level="4">Fehler- bzw. Lückenhafte Daten</text:h>
      <text:p text:style-name="P112"><text:span text:style-name="T77">Wenn </text:span>Daten fehler- oder lückenhaft <text:span text:style-name="T77">sind, </text:span>wird im Training kein gutes Modell erzeugt werden <text:span text:style-name="T77">können.</text:span> <text:span text:style-name="T77">Schließlich versucht ein Lernalgorithmus den Zusammenhang zwischen Input und Output herzustellen und dies ist nicht möglich wenn der Input Fehler aufweist. </text:span><text:s/><text:span text:style-name="T77">In diesem Fall ist es hilfreich diese entweder zu ergänzen oder gar ganz aus dem Trainingsdatensatz zu entfernen.</text:span></text:p>
      <text:p text:style-name="P155"/>
      <text:h text:style-name="P169" text:outline-level="4">Irrelevante Features</text:h>
      <text:p text:style-name="P115">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15">// <text:span text:style-name="T79">CITATION Hands on 22</text:span></text:p>
      <text:p text:style-name="P75"/>
      <text:h text:style-name="Heading_20_3" text:outline-level="3"><text:bookmark-start text:name="__RefHeading___Toc3630_108140685"/>Probleme mit Algorithmen<text:bookmark-end text:name="__RefHeading___Toc3630_108140685"/></text:h>
      <text:p text:style-name="P81">Bei der Erstellung eines Modells kann es hauptsächlich zu zwei Problemen kommen: Der Überanpassung oder die Unteranpassung an einen Trainingsdatensatz. Je nach Komplexität des Datensatzes oder gewählten Modells kann einer der beiden Effekte auftreten. // <text:span text:style-name="T95">CITATION Intro to ML in P p.31</text:span></text:p>
      <text:p text:style-name="P156"/>
      <text:h text:style-name="P169" text:outline-level="4">Überanpassung</text:h>
      <text:p text:style-name="P82">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2">Das hat zu Folge, dass das trainierte Modell zwar präzise Vorhersagen am Trainingsdatensatz treffen kann, jedoch versagt wenn es eine Vorhersage für eine neue Instanz treffen muss.</text:span></text:p>
      <text:p text:style-name="P75"/>
      <text:p text:style-name="P83">&lt;Grafik&gt;Overfitting (// Hands on 26 or generate graph with decision tree)&lt;/Grafik&gt;</text:p>
      <text:p text:style-name="P75"/>
      <text:p text:style-name="P82">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63">den Lernalgortihmus durch Regularisierungen einzuschränken.</text:span></text:p>
      <text:p text:style-name="P82"><text:soft-page-break/></text:p>
      <text:h text:style-name="P169" text:outline-level="4">Unteranpassung</text:h>
      <text:p text:style-name="P84">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84"/>
      <text:p text:style-name="P84">&lt;Grafik&gt;Underfitting&lt;/Grafik&gt;</text:p>
      <text:p text:style-name="P85"/>
      <text:p text:style-name="P84">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07"/>
      <text:h text:style-name="Heading_20_2" text:outline-level="2"><text:bookmark-start text:name="__RefHeading___Toc3575_108140685"/>Evaluierung eines Modells<text:bookmark-end text:name="__RefHeading___Toc3575_108140685"/></text:h>
      <text:p text:style-name="P91">Die Evaluierung von Modellen ist einer der wichtigsten Bestandteile im Machine Learning Prozess. <text:span text:style-name="T64">Es benötigt eine systematische Vorgehensweise um herausfinden zu können welches Modell für eine gegebene Aufgabenstellung am besten geeignet ist.</text:span></text:p>
      <text:p text:style-name="P93"/>
      <text:p text:style-name="P94">Die P<text:span text:style-name="T95">räzision</text:span> eines Modells an seinen Trainingsdaten ist kein guter Indikator dafür wie gut es mit neuen unabhängigen Daten umgehen kann. Das Modell hat schließlich seinen Entscheidungsprozess anhand dieser aufgebaut. <text:span text:style-name="T65">Daher wird die Performance sehr optimistisch ausfallen.</text:span></text:p>
      <text:p text:style-name="P92"/>
      <text:p text:style-name="P95">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88"/>
      <text:p text:style-name="P96">Die Trainngsdaten werden verwendet um ein oder mehrere Modelle zu trainieren, die Validierungsdaten dazu ein Modell zu wählen oder die Parameter zu optimieren. An den Testdaten wird schließlich die entgültige Performance gemessen. <text:span text:style-name="T66">Dabei ist zu beachten, dass die drei Teile jeweils ein unabhängiges Set bilden damit ein möglichst reales Szenario nachgestellt werden kann. </text:span>// CITATION Data Mining p 164 </text:p>
      <text:p text:style-name="P96"/>
      <text:p text:style-name="P97">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67">P</text:span>opulärste ist.</text:p>
      <text:p text:style-name="P97"><text:soft-page-break/></text:p>
      <text:p text:style-name="P98">Bei der „k fold cross validation“ werden die Trainingsdaten in k Subsets aufgeteilt. Typischerweise sind es 10 Subsets, da diese Anzahl erfahrungsgemäß gute Ergebnisse liefert. // <text:span text:style-name="T96">CITATION Data Mining p.168</text:span> In diesem Fall werden 9 der Subsets für das Training eines Modells verwendet und das Letzte zum testen. Dieser Vorgang wird 10 mal wiederholt, sodass jedes Subset <text:span text:style-name="T68">sowohl zum Trainieren als auch zur Validierung verwendet wird. Ist dieser Vorgang abgeschlossen kann eine durchschnittliche Performancewertung abgegeben werden.</text:span></text:p>
      <text:p text:style-name="P98"/>
      <text:p text:style-name="P54">&lt;Grafik&gt;k-fold cross validation&lt;/Grafik&gt;</text:p>
      <text:p text:style-name="P54"/>
      <text:p text:style-name="P99">Ein Nachteil besteht darin, dass mehrmals trainiert und getestet werden muss. Was in anbetracht größerer Datensätze <text:span text:style-name="T97">die Durchlaufzeit erhöht</text:span>. Es ist also sehr Rechenintensiv gute Messungen zu erhalten. // <text:span text:style-name="T68">CITATION Data Mining ch. 5.3</text:span></text:p>
      <text:p text:style-name="P89"/>
      <text:h text:style-name="Heading_20_3" text:outline-level="3"><text:bookmark-start text:name="__RefHeading___Toc3632_108140685"/>Metriken<text:bookmark-end text:name="__RefHeading___Toc3632_108140685"/></text:h>
      <text:p text:style-name="P101">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69">treten Fehler in verschiedenen Größen auf. // CITATION Data Mining ch. 5.9</text:span></text:p>
      <text:p text:style-name="P100"/>
      <text:p text:style-name="P102">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70">Manchmal wird auch der Root Mean Squared Error zum Vergleich herangezogen. Das heißt lediglich, dass der errechnete Fehler in einer ähnlichen Dimension ausfällt, wie die Vorhersage. </text:span></text:p>
      <text:p text:style-name="P102"/>
      <text:p text:style-name="P49">&lt;Formel&gt;Mean Squared Error&lt;/Formel&gt;</text:p>
      <text:p text:style-name="P49">&lt;Legende/&gt;</text:p>
      <text:p text:style-name="P103"/>
      <text:p text:style-name="P104">Der Mean Absolute Error ist eine Alternative zum Mean Squared Error. <text:span text:style-name="T69">// CITATION Data Mining ch. 5.9</text:span> Die einzigen Unterschied liegt darin, dass die Vorzeichen der Fehler nicht in Betracht gezogen werden und durch die fehlende Potenzierung Ausreißer nicht so stark ins Gewicht fallen.</text:p>
      <text:p text:style-name="P103"/>
      <text:p text:style-name="P49">&lt;Formel&gt;Mean <text:span text:style-name="T70">Absolute </text:span>Error&lt;/Formel&gt;</text:p>
      <text:p text:style-name="P49">&lt;Legende/&gt;</text:p>
      <text:p text:style-name="P49"/>
      <text:p text:style-name="P105"><text:soft-page-break/>Zusammenfassend sind sowohl der Mean Squared Error als auch der Mean Absolute Error Metriken, welche <text:span text:style-name="T71">eine Distanz zwischen einem Vektor von Vorhersagen und Zielwerten messen. // CITATION Hands on p. 39</text:span></text:p>
      <text:p text:style-name="P49"/>
      <text:p text:style-name="P105">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03"/>
      <text:h text:style-name="Heading_20_2" text:outline-level="2"><text:bookmark-start text:name="__RefHeading___Toc3634_108140685"/>Zusammenfassung<text:bookmark-end text:name="__RefHeading___Toc3634_108140685"/></text:h>
      <text:p text:style-name="P90"><text:span text:style-name="T86">Im Allgemeinen</text:span> geht es darum, dass ein Modell den Zusammenhang zwischen Input und Output in einem Trainingsdatensatz darstellen kann. <text:span text:style-name="T8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56"><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25">Ziel der Arbeit ist es die Modelle zu vergleichen anhand ihrer P<text:span text:style-name="T98">räzsion und Geschwindigkeit</text:span> an einem realen Datensatz. Dazu sind die folgenden Schritte notwendig:</text:p>
      <text:p text:style-name="P151"/>
      <text:h text:style-name="P164" text:outline-level="2"><text:bookmark-start text:name="__RefHeading___Toc3865_3616264946"/>Datenanalyse &amp; Featureauswahl<text:bookmark-end text:name="__RefHeading___Toc3865_3616264946"/></text:h>
      <text:p text:style-name="P126">Als erstes wird eine Analyse der vorhandenen Daten durchgeführt. <text:span text:style-name="T89">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126"/>
      <text:h text:style-name="P164" text:outline-level="2"><text:bookmark-start text:name="__RefHeading___Toc3867_3616264946"/>Pipelining<text:bookmark-end text:name="__RefHeading___Toc3867_3616264946"/></text:h>
      <text:p text:style-name="P127">Ist die Analyse abgeschlossen, wird der Datensatz aufbereitet sodass er von den Modellen genutzt werden kann. Dazu wird eine Pipeline erstellt welche die Trainings- und Testdaten in ein einheitliches Machine Learning taugliches Format umwandelt. <text:span text:style-name="T90">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25"/>
      <text:h text:style-name="P164" text:outline-level="2"><text:bookmark-start text:name="__RefHeading___Toc3869_3616264946"/><text:soft-page-break/>Training &amp; Evaluierung von Modellen<text:bookmark-end text:name="__RefHeading___Toc3869_3616264946"/></text:h>
      <text:p text:style-name="P177">Ist die Vorbereitung der Daten abgeschlossen, werden mehrere Modelle trainiert und einan<text:span text:style-name="T90">der gegenübergestellt. Dazu wird ihre Präzision an einem Testdatensatz überprüft. Außerdem wird die Rechenkomplexität der Modelle anhand der Validierungsergebnisse verglichen.</text:span></text:p>
      <text:p text:style-name="P178"/>
      <text:h text:style-name="P164" text:outline-level="2"><text:bookmark-start text:name="__RefHeading___Toc3871_3616264946"/>Ergebnisanalyse<text:bookmark-end text:name="__RefHeading___Toc3871_3616264946"/></text:h>
      <text:p text:style-name="P145">Anschließend werden etwaiige Ausreißer und andere mögliche unerwartete Ergebnisse näher beleuchtet.</text:p>
      <text:p text:style-name="P48"/>
      <text:h text:style-name="Heading_20_1" text:outline-level="1"><text:bookmark-start text:name="__RefHeading___Toc423_3143690850"/>Datensatz<text:bookmark-end text:name="__RefHeading___Toc423_3143690850"/></text:h>
      <text:p text:style-name="P62">Der bearbeitete Datensatz besitzt die folgenden 17 Spalten. Im praktischen <text:span text:style-name="T88">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7">Spalte</text:p>
            </table:table-cell>
            <table:table-cell table:style-name="Dataset.A1" office:value-type="string">
              <text:p text:style-name="P147">Datentyp</text:p>
            </table:table-cell>
            <table:table-cell table:style-name="Dataset.C1" office:value-type="string">
              <text:p text:style-name="P147">Beispiel</text:p>
            </table:table-cell>
          </table:table-row>
        </table:table-header-rows>
        <table:table-row>
          <table:table-cell table:style-name="Dataset.A2" office:value-type="string">
            <text:p text:style-name="P146">Id</text:p>
          </table:table-cell>
          <table:table-cell table:style-name="Dataset.A2" office:value-type="string">
            <text:p text:style-name="P146">Numerisch</text:p>
          </table:table-cell>
          <table:table-cell table:style-name="Dataset.C2" office:value-type="string">
            <text:p text:style-name="P146">7671</text:p>
          </table:table-cell>
        </table:table-row>
        <table:table-row>
          <table:table-cell table:style-name="Dataset.A2" office:value-type="string">
            <text:p text:style-name="P146">price_per_m2</text:p>
          </table:table-cell>
          <table:table-cell table:style-name="Dataset.A2" office:value-type="string">
            <text:p text:style-name="P146">Numerisch</text:p>
          </table:table-cell>
          <table:table-cell table:style-name="Dataset.C2" office:value-type="string">
            <text:p text:style-name="P146">224.351483991587</text:p>
          </table:table-cell>
        </table:table-row>
        <table:table-row>
          <table:table-cell table:style-name="Dataset.A2" office:value-type="string">
            <text:p text:style-name="P146">transaction_ym</text:p>
          </table:table-cell>
          <table:table-cell table:style-name="Dataset.A2" office:value-type="string">
            <text:p text:style-name="P146">Numerisch</text:p>
          </table:table-cell>
          <table:table-cell table:style-name="Dataset.C2" office:value-type="string">
            <text:p text:style-name="P146">2013-12</text:p>
          </table:table-cell>
        </table:table-row>
        <table:table-row>
          <table:table-cell table:style-name="Dataset.A2" office:value-type="string">
            <text:p text:style-name="P146">plot_area</text:p>
          </table:table-cell>
          <table:table-cell table:style-name="Dataset.A2" office:value-type="string">
            <text:p text:style-name="P146">Numerisch</text:p>
          </table:table-cell>
          <table:table-cell table:style-name="Dataset.C2" office:value-type="string">
            <text:p text:style-name="P146">4279</text:p>
          </table:table-cell>
        </table:table-row>
        <table:table-row>
          <table:table-cell table:style-name="Dataset.A2" office:value-type="string">
            <text:p text:style-name="P146">plot_share</text:p>
          </table:table-cell>
          <table:table-cell table:style-name="Dataset.A2" office:value-type="string">
            <text:p text:style-name="P146">Numerisch</text:p>
          </table:table-cell>
          <table:table-cell table:style-name="Dataset.C2" office:value-type="string">
            <text:p text:style-name="P146">1</text:p>
          </table:table-cell>
        </table:table-row>
        <table:table-row>
          <table:table-cell table:style-name="Dataset.A2" office:value-type="string">
            <text:p text:style-name="P146">property_type</text:p>
          </table:table-cell>
          <table:table-cell table:style-name="Dataset.A2" office:value-type="string">
            <text:p text:style-name="P146">Kategorisch</text:p>
          </table:table-cell>
          <table:table-cell table:style-name="Dataset.C2" office:value-type="string">
            <text:p text:style-name="P146">Betriebsobjekt</text:p>
          </table:table-cell>
        </table:table-row>
        <table:table-row>
          <table:table-cell table:style-name="Dataset.A2" office:value-type="string">
            <text:p text:style-name="P146">cadestral</text:p>
          </table:table-cell>
          <table:table-cell table:style-name="Dataset.A2" office:value-type="string">
            <text:p text:style-name="P146">Kategorisch</text:p>
          </table:table-cell>
          <table:table-cell table:style-name="Dataset.C2" office:value-type="string">
            <text:p text:style-name="P146">Kagran</text:p>
          </table:table-cell>
        </table:table-row>
        <table:table-row>
          <table:table-cell table:style-name="Dataset.A2" office:value-type="string">
            <text:p text:style-name="P146">district</text:p>
          </table:table-cell>
          <table:table-cell table:style-name="Dataset.A2" office:value-type="string">
            <text:p text:style-name="P146">Kategorisch</text:p>
          </table:table-cell>
          <table:table-cell table:style-name="Dataset.C2" office:value-type="string">
            <text:p text:style-name="P146">Donaustadt</text:p>
          </table:table-cell>
        </table:table-row>
        <table:table-row>
          <table:table-cell table:style-name="Dataset.A2" office:value-type="string">
            <text:p text:style-name="P146">contract_type</text:p>
          </table:table-cell>
          <table:table-cell table:style-name="Dataset.A2" office:value-type="string">
            <text:p text:style-name="P146">Kategorisch</text:p>
          </table:table-cell>
          <table:table-cell table:style-name="Dataset.C2" office:value-type="string">
            <text:p text:style-name="P146">Kaufvertrag</text:p>
          </table:table-cell>
        </table:table-row>
        <table:table-row>
          <table:table-cell table:style-name="Dataset.A2" office:value-type="string">
            <text:p text:style-name="P146">land_use</text:p>
          </table:table-cell>
          <table:table-cell table:style-name="Dataset.A2" office:value-type="string">
            <text:p text:style-name="P146">Kategorisch</text:p>
          </table:table-cell>
          <table:table-cell table:style-name="Dataset.C2" office:value-type="string">
            <text:p text:style-name="P146">GB</text:p>
          </table:table-cell>
        </table:table-row>
        <table:table-row>
          <table:table-cell table:style-name="Dataset.A2" office:value-type="string">
            <text:p text:style-name="P146">land_use_share</text:p>
          </table:table-cell>
          <table:table-cell table:style-name="Dataset.A2" office:value-type="string">
            <text:p text:style-name="P146">Numerisch</text:p>
          </table:table-cell>
          <table:table-cell table:style-name="Dataset.C2" office:value-type="string">
            <text:p text:style-name="P146">1</text:p>
          </table:table-cell>
        </table:table-row>
        <table:table-row>
          <table:table-cell table:style-name="Dataset.A2" office:value-type="string">
            <text:p text:style-name="P146">protection_zone</text:p>
          </table:table-cell>
          <table:table-cell table:style-name="Dataset.A2" office:value-type="string">
            <text:p text:style-name="P146">Kategorisch</text:p>
          </table:table-cell>
          <table:table-cell table:style-name="Dataset.C2" office:value-type="string">
            <text:p text:style-name="P146">No</text:p>
          </table:table-cell>
        </table:table-row>
        <table:table-row>
          <table:table-cell table:style-name="Dataset.A2" office:value-type="string">
            <text:p text:style-name="P146">builduing_ban</text:p>
          </table:table-cell>
          <table:table-cell table:style-name="Dataset.A2" office:value-type="string">
            <text:p text:style-name="P146">Kategorisch</text:p>
          </table:table-cell>
          <table:table-cell table:style-name="Dataset.C2" office:value-type="string">
            <text:p text:style-name="P146">No</text:p>
          </table:table-cell>
        </table:table-row>
        <table:table-row>
          <table:table-cell table:style-name="Dataset.A2" office:value-type="string">
            <text:p text:style-name="P146">building_height</text:p>
          </table:table-cell>
          <table:table-cell table:style-name="Dataset.A2" office:value-type="string">
            <text:p text:style-name="P146">Numerisch</text:p>
          </table:table-cell>
          <table:table-cell table:style-name="Dataset.C2" office:value-type="string">
            <text:p text:style-name="P146">10.5</text:p>
          </table:table-cell>
        </table:table-row>
        <table:table-row>
          <table:table-cell table:style-name="Dataset.A2" office:value-type="string">
            <text:p text:style-name="P146">building_floors</text:p>
          </table:table-cell>
          <table:table-cell table:style-name="Dataset.A2" office:value-type="string">
            <text:p text:style-name="P146">Numerisch</text:p>
          </table:table-cell>
          <table:table-cell table:style-name="Dataset.C2" office:value-type="string">
            <text:p text:style-name="P146">6</text:p>
          </table:table-cell>
        </table:table-row>
        <table:table-row>
          <table:table-cell table:style-name="Dataset.A2" office:value-type="string">
            <text:p text:style-name="P146">building_year</text:p>
          </table:table-cell>
          <table:table-cell table:style-name="Dataset.A2" office:value-type="string">
            <text:p text:style-name="P146">Numerisch</text:p>
          </table:table-cell>
          <table:table-cell table:style-name="Dataset.C2" office:value-type="string">
            <text:p text:style-name="P146">1990</text:p>
          </table:table-cell>
        </table:table-row>
        <table:table-row>
          <table:table-cell table:style-name="Dataset.A2" office:value-type="string">
            <text:p text:style-name="P146">longitude</text:p>
          </table:table-cell>
          <table:table-cell table:style-name="Dataset.A2" office:value-type="string">
            <text:p text:style-name="P146">Numerisch</text:p>
          </table:table-cell>
          <table:table-cell table:style-name="Dataset.C2" office:value-type="string">
            <text:p text:style-name="P146">16.4641634</text:p>
          </table:table-cell>
        </table:table-row>
        <table:table-row>
          <table:table-cell table:style-name="Dataset.A2" office:value-type="string">
            <text:p text:style-name="P146">latitude</text:p>
          </table:table-cell>
          <table:table-cell table:style-name="Dataset.A2" office:value-type="string">
            <text:p text:style-name="P146">Numerisch</text:p>
          </table:table-cell>
          <table:table-cell table:style-name="Dataset.C2" office:value-type="string">
            <text:p text:style-name="P146">48.259071</text:p>
          </table:table-cell>
        </table:table-row>
      </table:table>
      <text:p text:style-name="P62"/>
      <text:p text:style-name="P47"># Write about Train <text:span text:style-name="T42">set</text:span>, Validation <text:span text:style-name="T42">set </text:span>Split (1970-2013 / 2013-2017)<text:span text:style-name="T85"> </text:span></text:p>
      <text:p text:style-name="P43"><text:soft-page-break/></text:p>
      <text:h text:style-name="Heading_20_1" text:outline-level="1"><text:bookmark-start text:name="__RefHeading___Toc427_3143690850"/>Modelle // <text:span text:style-name="T87">IGNORE FOR NOW</text:span><text:bookmark-end text:name="__RefHeading___Toc427_3143690850"/></text:h>
      <text:p text:style-name="P57">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47">welche auf alle Modelle zutreffen aber auch unterscheiden pro Modell</text:span>. <text:span text:style-name="T43">Sind diese abgehandelt werden die Modelle, welche im praktischen Teil zur Anwendung kommen, erläutert und ihre Besonderheiten beschrieben. Sie reichen von simplen Linearen Modellen und Abwandlungen bishin zu mächtigen Ensemble Modellen.</text:span></text:p>
      <text:p text:style-name="P57"/>
      <text:p text:style-name="P58">In der Einführung wurde erwähnt, dass ein Modell aus Parametern besteht, welche bestimmen wie eine ein zukünftige Vorhersage getroffen wird. <text:span text:style-name="T44">Im Fall eines Linearen Modells wäre das zum Beispiel die Steigung der Geraden. Sie bestimmt in einem zweidimensionalen Koordinatensystem welcher Output y für einen gegegeben Input x herauskommt.</text:span></text:p>
      <text:p text:style-name="P55"/>
      <text:p text:style-name="P59">Diese Parameter werden über Lernalgorithmen bestimmt, <text:span text:style-name="T45">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59"/>
      <text:p text:style-name="P60">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46">sie</text:span> daran hindern sollen sich zu sehr an das Trainingsset anzupassen. Diese unterscheiden sich jedoch von Modell zu Modell und werden deshalb in den jeweiligen Abschnitten genauer beschrieben.</text:p>
      <text:p text:style-name="P60"/>
      <text:p text:style-name="P61">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2" text:outline-level="2"><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text:soft-page-break/>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2" text:outline-level="2"><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text:soft-page-break/>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2" text:outline-level="2"><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2" text:outline-level="2"><text:bookmark-start text:name="__RefHeading___Toc1108_77539686"/>Decision Tree Regression<text:bookmark-end text:name="__RefHeading___Toc1108_77539686"/></text:h>
      <text:p text:style-name="P22">// <text:span text:style-name="T33">Hands on 167</text:span></text:p>
      <text:p text:style-name="P46">// <text:span text:style-name="T41">Data Mining</text:span></text:p>
      <text:p text:style-name="P36">Decission Trees sind sehr vielseitige Machine Learning Algorithmen. Man sie für eine Vielzahl von Problemen einsetzen. Da d<text:span text:style-name="T43">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text:soft-page-break/>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2" text:outline-level="2"><text:bookmark-start text:name="__RefHeading___Toc1110_77539686"/>Random Forest Regression<text:bookmark-end text:name="__RefHeading___Toc1110_77539686"/></text:h>
      <text:p text:style-name="P22">// <text:span text:style-name="T36">Hands on 189</text:span></text:p>
      <text:p text:style-name="P22">// <text:span text:style-name="T41">Data Mining</text:span></text:p>
      <text:p text:style-name="P38">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1" text:outline-level="1"><text:bookmark-start text:name="__RefHeading___Toc709_984200755"/>Technologien<text:bookmark-end text:name="__RefHeading___Toc709_984200755"/></text:h>
      <text:p text:style-name="P21">// <text:span text:style-name="T40">Wirte this at the end of the thesis // Scipy, Numpy, Sklearn</text:span></text:p>
      <text:h text:style-name="Heading_20_1" text:outline-level="1"><text:bookmark-start text:name="__RefHeading___Toc429_3143690850"/><text:soft-page-break/>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49" text:outline-level="1"><text:bookmark-start text:name="__RefHeading___Toc437_3143690850"/>Schluss<text:bookmark-end text:name="__RefHeading___Toc437_3143690850"/></text:h>
      <text:p text:style-name="P131"><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817251862" text:style-name="WWNum45">
        <text:list-item>
          <text:p text:style-name="P173"><text:span text:style-name="T1">H. Balzert, Lehrbuch der Objektmodellierung - Analyse und Entwurf mit der UML 2, <text:s/>2. </text:span>Ausg., Elsevier GmbH, München 2005.</text:p>
        </text:list-item>
        <text:list-item>
          <text:p text:style-name="P173">K. W. Wagner, Performance Excellence. <text:span text:style-name="T1">Der Praxisleitfaden zum effektiven Prozessmanagement, Hanser Fachbuch, München 2007.</text:span></text:p>
        </text:list-item>
        <text:list-item>
          <text:p text:style-name="P174"/>
        </text:list-item>
      </text:list>
      <text:p text:style-name="P131"><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40"/>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9">Abbildung 1: Beispiel für die Beschriftung eines Buchrückens.<text:tab/>8</text:p>
          <text:p text:style-name="P139"/>
        </text:index-body>
      </text:illustration-index>
      <text:p text:style-name="P15"/>
      <text:p text:style-name="P15"/>
      <text:p text:style-name="P15"/>
      <text:p text:style-name="Anmerkungen">ANMERKUNG: Dieses Abbildungsverzeichnis generiert sich selbst.</text:p>
      <text:p text:style-name="P131"><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40"/>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9">Tabelle 1: Semesterplan der Lehrveranstaltung „Angewandte Mathematik“<text:tab/>8</text:p>
          <text:p text:style-name="P139"/>
        </text:index-body>
      </text:illustration-index>
      <text:p text:style-name="P15"/>
      <text:p text:style-name="P15"/>
      <text:p text:style-name="P15"/>
      <text:p text:style-name="Anmerkungen">ANMERKUNG: Dieses Tabellenverzeichnis generiert sich selbst.</text:p>
      <text:p text:style-name="P13"/>
      <text:p text:style-name="P131"><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6">WWW</text:p>
          </table:table-cell>
          <table:table-cell table:style-name="Tabelle4.A1" office:value-type="string">
            <text:p text:style-name="P136">World Wide Web</text:p>
          </table:table-cell>
        </table:table-row>
        <table:table-row table:style-name="Tabelle4.1">
          <table:table-cell table:style-name="Tabelle4.A1" office:value-type="string">
            <text:p text:style-name="P136"/>
          </table:table-cell>
          <table:table-cell table:style-name="Tabelle4.A1" office:value-type="string">
            <text:p text:style-name="P136"/>
          </table:table-cell>
        </table:table-row>
        <table:table-row table:style-name="Tabelle4.1">
          <table:table-cell table:style-name="Tabelle4.A1" office:value-type="string">
            <text:p text:style-name="P136"/>
          </table:table-cell>
          <table:table-cell table:style-name="Tabelle4.A1" office:value-type="string">
            <text:p text:style-name="P136"/>
          </table:table-cell>
        </table:table-row>
        <table:table-row table:style-name="Tabelle4.1">
          <table:table-cell table:style-name="Tabelle4.A1" office:value-type="string">
            <text:p text:style-name="P136"/>
          </table:table-cell>
          <table:table-cell table:style-name="Tabelle4.A1" office:value-type="string">
            <text:p text:style-name="P136"/>
          </table:table-cell>
        </table:table-row>
        <table:table-row table:style-name="Tabelle4.1">
          <table:table-cell table:style-name="Tabelle4.A1" office:value-type="string">
            <text:p text:style-name="P136"/>
          </table:table-cell>
          <table:table-cell table:style-name="Tabelle4.A1" office:value-type="string">
            <text:p text:style-name="P136"/>
          </table:table-cell>
        </table:table-row>
        <table:table-row table:style-name="Tabelle4.1">
          <table:table-cell table:style-name="Tabelle4.A1" office:value-type="string">
            <text:p text:style-name="P136"/>
          </table:table-cell>
          <table:table-cell table:style-name="Tabelle4.A1" office:value-type="string">
            <text:p text:style-name="P136"/>
          </table:table-cell>
        </table:table-row>
        <table:table-row table:style-name="Tabelle4.1">
          <table:table-cell table:style-name="Tabelle4.A1" office:value-type="string">
            <text:p text:style-name="P136"/>
          </table:table-cell>
          <table:table-cell table:style-name="Tabelle4.A1" office:value-type="string">
            <text:p text:style-name="P136"/>
          </table:table-cell>
        </table:table-row>
        <table:table-row table:style-name="Tabelle4.1">
          <table:table-cell table:style-name="Tabelle4.A1" office:value-type="string">
            <text:p text:style-name="P136"/>
          </table:table-cell>
          <table:table-cell table:style-name="Tabelle4.A1" office:value-type="string">
            <text:p text:style-name="P136"/>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31"><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131"><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91</meta:editing-cycles>
    <meta:print-date>2014-08-14T12:41:00</meta:print-date>
    <meta:creation-date>2016-01-12T13:40:00</meta:creation-date>
    <dc:date>2018-10-15T15:30:24.090654795</dc:date>
    <meta:editing-duration>P20DT11H42M15S</meta:editing-duration>
    <meta:generator>LibreOffice/6.0.6.2$Linux_X86_64 LibreOffice_project/00m0$Build-2</meta:generator>
    <meta:document-statistic meta:table-count="3" meta:image-count="1" meta:object-count="0" meta:page-count="30" meta:paragraph-count="313" meta:word-count="4951" meta:character-count="35217" meta:non-whitespace-character-count="3060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